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solid" draw:fill-color="#000000" draw:shadow="hidden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298cm" svg:x="1.12cm" svg:y="1.738cm" svg:viewBox="0 0 2200 1299" draw:points="0,1299 2200,1299 2200,0 0,0">
          <text:p/>
        </draw:polygon>
        <draw:frame draw:style-name="gr2" draw:layer="layout" svg:width="1.8cm" svg:height="0.982cm" svg:x="0.9cm" svg:y="0.9cm">
          <draw:text-box>
            <text:p text:style-name="P1"><text:span text:style-name="T1">ввод при вкл.ЭВ-220 </text:span></text:p>
          </draw:text-box>
        </draw:frame>
        <draw:frame draw:style-name="gr3" draw:layer="layout" svg:width="1.065cm" svg:height="0.601cm" svg:x="2.5cm" svg:y="1.185cm">
          <draw:text-box>
            <text:p text:style-name="P2"><text:span text:style-name="T1">введ. </text:span></text:p>
          </draw:text-box>
        </draw:frame>
        <draw:path draw:style-name="gr4" draw:layer="layout" svg:width="0.297cm" svg:height="0.299cm" svg:x="2.84cm" svg:y="2.00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84cm" svg:y="2.003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1" draw:layer="layout" svg:x1="2.296cm" svg:y1="2.597cm" svg:x2="1.561cm" svg:y2="2.021cm">
          <text:p/>
        </draw:line>
        <draw:polygon draw:style-name="gr5" draw:layer="layout" svg:width="0.901cm" svg:height="0.806cm" svg:x="1.393cm" svg:y="2.021cm" svg:viewBox="0 0 902 807" draw:points="714,807 0,246 167,0 902,576">
          <text:p/>
        </draw:polygon>
        <draw:polygon draw:style-name="gr1" draw:layer="layout" svg:width="0.901cm" svg:height="0.806cm" svg:x="1.393cm" svg:y="2.021cm" svg:viewBox="0 0 902 807" draw:points="714,807 0,246 167,0 902,576">
          <text:p/>
        </draw:polygon>
        <draw:path draw:style-name="gr4" draw:layer="layout" svg:width="0.297cm" svg:height="0.299cm" svg:x="2.04cm" svg:y="2.55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04cm" svg:y="2.55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32cm" svg:y="1.98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32cm" svg:y="1.983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1:11.343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51:20.765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09:51:11.265000000"/>
  </office:meta>
</office:document-meta>
</file>